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New Bark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herrygrov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Violet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Azalea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Goldenr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Ecruteak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Olivine Cit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<text:span text:style-name="T1">Violet City - </text:span>Gym</text:p>
          </table:table-cell>
          <table:table-cell/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aza</text:p>
          </table:table-cell>
          <table:table-cell office:value-type="string" calcext:value-type="string">
            <text:p>Azalea Town - Gym</text:p>
          </table:table-cell>
          <table:table-cell/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gold</text:p>
          </table:table-cell>
          <table:table-cell office:value-type="string" calcext:value-type="string">
            <text:p>Goldenrod City - Gym</text:p>
          </table:table-cell>
          <table:table-cell/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ecru</text:p>
          </table:table-cell>
          <table:table-cell office:value-type="string" calcext:value-type="string">
            <text:p>Ecruteak City – Gym</text:p>
          </table:table-cell>
          <table:table-cell/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Olivine City – Gym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misc-harb</text:p>
          </table:table-cell>
          <table:table-cell office:value-type="string" calcext:value-type="string">
            <text:p><text:span text:style-name="T1">Olivine City - </text:span>Harbor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２９ばんど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oute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oute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oute 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oute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oute 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Route 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Route 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oute 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oute 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oute 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Route 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Route 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Route 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Route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oute 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oute 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oute 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oute 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Route 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9</text:p>
          </table:table-cell>
          <table:table-cell office:value-type="string" calcext:value-type="string">
            <text:p>Route 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0</text:p>
          </table:table-cell>
          <table:table-cell office:value-type="string" calcext:value-type="string">
            <text:p>Route 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1</text:p>
          </table:table-cell>
          <table:table-cell office:value-type="string" calcext:value-type="string">
            <text:p>Route 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2</text:p>
          </table:table-cell>
          <table:table-cell office:value-type="string" calcext:value-type="string">
            <text:p>Route 5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Dark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ark Cave - Route 31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Dark Cave - Route 45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Sprout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Sprout Tower - 1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Sprout Tower - 2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Sprout Tower - 3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Ruins of Al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Ruins of Alph - Out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Ruins of Alph - In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Unio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Union Cave - 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<text:span text:style-name="T1">Union Cave - </text:span>B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<text:span text:style-name="T1">Union Cave - </text:span>B2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Slowpoke 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lowpoke Well - 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poke Well - B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Ilex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Radio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<text:span text:style-name="T1">Radio Tower - </text:span>1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Radio Tower - 2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Radio Tower - 3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Radio Tower - 4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Radio Tower - 5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Radio Tower - Top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Goldenrod Underg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Goldenrod Underground - 1F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Goldenrod Underground - B1F Room 1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Goldenrod Underground - B1F Room 2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National P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Bug Catching Contest - Pre Nat Dex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Bug Catching Contest - Tue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Bug Catching Contest - Thur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Bug Catching Contest - Satur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okeathlon D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Burn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Burned Tower - 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Burned Tower - B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Bell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ellchime Trail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Bell Tower - 1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Bell Tower - 2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Bell Tower - 3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Bell Tower - 4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Bell Tower - 5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Bell Tower - 6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Bell Tower - 7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Bell Tower - 8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Bell Tower - 9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Bell Tower - 10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Bell Tower - Top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0-18T23:13:50.995397836</dc:date>
    <meta:editing-duration>PT1H18M51S</meta:editing-duration>
    <meta:editing-cycles>20</meta:editing-cycles>
    <meta:generator>LibreOffice/7.3.7.2$Linux_X86_64 LibreOffice_project/30$Build-2</meta:generator>
    <meta:document-statistic meta:table-count="1" meta:cell-count="226" meta:object-count="0"/>
  </office:meta>
</office:document-meta>
</file>